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4bacc6" style:font-name="Calibri1" fo:font-size="14pt" fo:font-weight="bold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style="italic" fo:font-weight="bold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6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style="italic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1pt" style:text-underline-style="solid" style:text-underline-width="auto" style:text-underline-color="font-color" fo:font-weight="normal" officeooo:rsid="001ae702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7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kademia C# .NET 2017 (PL)</text:p>
      <text:p text:style-name="P1"><text:span text:style-name="T1">Członkowie grupy:</text:span></text:p>
      <text:p text:style-name="P3">-Karol Szczepański</text:p>
      <text:p text:style-name="P3">-Adrian Konkol</text:p>
      <text:p text:style-name="P1"><text:a xlink:type="simple" xlink:href="https://github.com/Blackweather" text:style-name="Internet_20_link" text:visited-style-name="Visited_20_Internet_20_Link"><text:span text:style-name="T7">https://github.com/Blackweather</text:span></text:a><text:span text:style-name="T5">/</text:span><text:span text:style-name="T6">programmer-planner</text:span></text:p>
      <text:p text:style-name="P1"><text:span text:style-name="T4">Pomysł: </text:span><text:span text:style-name="T3">Aplikacja - planer dla programistów</text:span></text:p>
      <text:p text:style-name="P1"><text:span text:style-name="T4">Technologie: </text:span><text:span text:style-name="T3">C# + WPF</text:span></text:p>
      <text:p text:style-name="P5">Funkcje:</text:p>
      <text:list xml:id="list1131145585" text:style-name="L1">
        <text:list-item>
          <text:p text:style-name="P6">Ustalanie terminów</text:p>
        </text:list-item>
        <text:list-item>
          <text:p text:style-name="P6">Kalendarz</text:p>
        </text:list-item>
        <text:list-item>
          <text:p text:style-name="P6">Zapisywanie ważnych algorytmów</text:p>
        </text:list-item>
        <text:list-item>
          <text:p text:style-name="P6">Notatki</text:p>
        </text:list-item>
        <text:list-item>
          <text:p text:style-name="P6">Uprzedzanie o deadlinach</text:p>
        </text:list-item>
        <text:list-item>
          <text:p text:style-name="P6">Przypomnienia</text:p>
        </text:list-item>
      </text:list>
      <text:p text:style-name="P5">+ładna szata graficzna</text:p>
      <text:p text:style-name="P2">C# .NET Academy 2017 (EN)</text:p>
      <text:p text:style-name="P4">Group members:</text:p>
      <text:p text:style-name="P1"><text:span text:style-name="T2">-Karol Szczepański</text:span></text:p>
      <text:p text:style-name="P3">-Adrian Konkol</text:p>
      <text:p text:style-name="P1"><text:a xlink:type="simple" xlink:href="https://github.com/Blackweather" text:style-name="Internet_20_link" text:visited-style-name="Visited_20_Internet_20_Link"><text:span text:style-name="T7">https://github.com/Blackweather</text:span></text:a><text:span text:style-name="T5">/</text:span><text:span text:style-name="T6">programmer-planner</text:span></text:p>
      <text:p text:style-name="P1"><text:span text:style-name="T4">Idea: </text:span><text:span text:style-name="T3">App - planner for programmers</text:span></text:p>
      <text:p text:style-name="P1"><text:span text:style-name="T4">Technologies: </text:span><text:span text:style-name="T3">C# + WPF</text:span></text:p>
      <text:p text:style-name="P5">Features:</text:p>
      <text:list xml:id="list3575732582" text:style-name="L2">
        <text:list-item>
          <text:p text:style-name="P7">Setting deadlines</text:p>
        </text:list-item>
        <text:list-item>
          <text:p text:style-name="P7">Calendar</text:p>
        </text:list-item>
        <text:list-item>
          <text:p text:style-name="P7">Saving important algorithms</text:p>
        </text:list-item>
        <text:list-item>
          <text:p text:style-name="P7">Notes</text:p>
        </text:list-item>
        <text:list-item>
          <text:p text:style-name="P7">Deadline handling</text:p>
        </text:list-item>
        <text:list-item>
          <text:p text:style-name="P7"><text:soft-page-break/>Reminders</text:p>
        </text:list-item>
      </text:list>
      <text:p text:style-name="P5">+nice graphic lay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20:03:55.565000000</dc:date>
    <meta:editing-duration>PT1M</meta:editing-duration>
    <meta:editing-cycles>1</meta:editing-cycles>
    <meta:document-statistic meta:table-count="0" meta:image-count="0" meta:object-count="0" meta:page-count="2" meta:paragraph-count="30" meta:word-count="85" meta:character-count="622" meta:non-whitespace-character-count="579"/>
    <meta:generator>LibreOffice/5.3.1.2$Windows_X86_64 LibreOffice_project/e80a0e0fd1875e1696614d24c32df0f95f03deb2</meta:generator>
  </office:meta>
</office:document-meta>
</file>